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style:font-name-asian="Liberation Serif1" style:font-name-complex="Liberation Serif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Liberation Serif" style:font-name-asian="Liberation Serif1" style:font-name-complex="Liberation Serif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ff0000" style:font-name="Liberation Serif" style:font-name-asian="Liberation Serif1" style:font-name-complex="Liberation Serif1"/>
    </style:style>
    <style:style style:name="P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style:font-name="Liberation Serif" style:font-name-asian="Liberation Serif1" style:font-name-complex="Liberation Serif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style:font-name="Liberation Serif" style:font-name-asian="Liberation Serif1" style:font-name-complex="Liberation Seri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ultitaula</text:span></text:p>
      <text:p text:style-name="P3"/>
      <text:p text:style-name="P2"><text:span text:style-name="T2">1.-Pobles en els que tinc venedors.</text:span></text:p>
      <text:p text:style-name="P5"/>
      <text:p text:style-name="P5"/>
      <text:p text:style-name="P2"><text:span text:style-name="T2"><text:s text:c="7"/>nombre <text:s text:c="7"/></text:span></text:p>
      <text:p text:style-name="P2"><text:span text:style-name="T2">----------------------</text:span></text:p>
      <text:p text:style-name="P2"><text:span text:style-name="T2">LAGUNA DE CAMEROS</text:span></text:p>
      <text:p text:style-name="P2"><text:span text:style-name="T2">VIVER</text:span></text:p>
      <text:p text:style-name="P2"><text:span text:style-name="T2">SACEDA-TRASIERRA</text:span></text:p>
      <text:p text:style-name="P2"><text:span text:style-name="T2">ALARO</text:span></text:p>
      <text:p text:style-name="P2"><text:span text:style-name="T2">PRESA (LA)</text:span></text:p>
      <text:p text:style-name="P2"><text:span text:style-name="T2">PILAR DE LA HORADADA</text:span></text:p>
      <text:p text:style-name="P2"><text:span text:style-name="T2">BRAZUELO</text:span></text:p>
      <text:p text:style-name="P2"><text:span text:style-name="T2">SAN JUAN DE ALICANTE</text:span></text:p>
      <text:p text:style-name="P2"><text:span text:style-name="T2">SOLA (EL)</text:span></text:p>
      <text:p text:style-name="P2"><text:span text:style-name="T2">POZOAMARGO</text:span></text:p>
      <text:p text:style-name="P2"><text:span text:style-name="T2">(10 filas)</text:span></text:p>
      <text:p text:style-name="P3"/>
      <text:p text:style-name="P2"><text:span text:style-name="T2">2.-Pobles en els que tinc clients</text:span></text:p>
      <text:p text:style-name="P5"><text:soft-page-break/></text:p>
      <text:p text:style-name="P2"><text:span text:style-name="T2">(130 filas)</text:span></text:p>
      <text:p text:style-name="P3"/>
      <text:p text:style-name="P2"><text:span text:style-name="T2">3.-Pobles en els que tinc clients i venedors</text:span></text:p>
      <text:p text:style-name="P8"/>
      <text:p text:style-name="P8"/>
      <text:p text:style-name="P2"><text:span text:style-name="T2">nombre</text:span></text:p>
      <text:p text:style-name="P2"><text:span text:style-name="T2">--------</text:span></text:p>
      <text:p text:style-name="P2"><text:span text:style-name="T2">(0 filas)</text:span></text:p>
      <text:p text:style-name="P3"/>
      <text:p text:style-name="P2"><text:span text:style-name="T2">4.-Codis de factures en les que s'ha demanat Tubo Empotrar <text:s text:c="2"/>65</text:span></text:p>
      <text:p text:style-name="P8"/>
      <text:p text:style-name="P8"/>
      <text:p text:style-name="P5"/>
      <text:p text:style-name="P2"><text:span text:style-name="T2">codfac | <text:s text:c="2"/>fecha <text:s text:c="3"/>| codcli | codven | iva | dto</text:span></text:p>
      <text:p text:style-name="P2"><text:span text:style-name="T2">--------+------------+--------+--------+-----+-----</text:span></text:p>
      <text:p text:style-name="P2"><text:span text:style-name="T2"><text:s text:c="2"/>6579 | 2004-03-27 | <text:s text:c="3"/>342 | <text:s text:c="3"/>355 | <text:s/>16 | <text:s/>50</text:span></text:p>
      <text:p text:style-name="P2"><text:span text:style-name="T2">(1 fila)</text:span></text:p>
      <text:p text:style-name="P4"/>
      <text:p text:style-name="P2"><text:span text:style-name="T2">5.-En quines dates s'ha venut Tubo Empotrar <text:s text:c="2"/>65 ?</text:span></text:p>
      <text:p text:style-name="P5"/>
      <text:p text:style-name="P5"><text:soft-page-break/></text:p>
      <text:p text:style-name="P5"/>
      <text:p text:style-name="P2"><text:span text:style-name="T2"><text:s/>fecha <text:s text:c="3"/></text:span></text:p>
      <text:p text:style-name="P2"><text:span text:style-name="T2">------------</text:span></text:p>
      <text:p text:style-name="P2"><text:span text:style-name="T2">2004-03-27</text:span></text:p>
      <text:p text:style-name="P2"><text:span text:style-name="T2">(1 fila)</text:span></text:p>
      <text:p text:style-name="P3"/>
      <text:p text:style-name="P2"><text:span text:style-name="T2">6.- Codis de factures amb descompte 0 en la factura i en la línia.</text:span></text:p>
      <text:p text:style-name="P5"/>
      <text:p text:style-name="P5"/>
      <text:p text:style-name="P5"/>
      <text:p text:style-name="P5"/>
      <text:p text:style-name="P5"/>
      <text:p text:style-name="P2"><text:span text:style-name="T2">(177 filas)</text:span></text:p>
      <text:p text:style-name="P3"/>
      <text:p text:style-name="P2"><text:span text:style-name="T2">7.-Número de factures que no tenen el mateix descompte que les seves línies</text:span></text:p>
      <text:p text:style-name="P5"/>
      <text:p text:style-name="P5"/>
      <text:p text:style-name="P5"/>
      <text:p text:style-name="P5"/>
      <text:p text:style-name="P2"><text:span text:style-name="T4"><text:s/>solucio_exercici</text:span></text:p>
      <text:p text:style-name="P2"><text:soft-page-break/><text:span text:style-name="T4">------------------</text:span></text:p>
      <text:p text:style-name="P2"><text:span text:style-name="T4"><text:s text:c="10"/><text:tab/>655</text:span></text:p>
      <text:p text:style-name="P2"><text:span text:style-name="T4">(1 fila)</text:span></text:p>
      <text:p text:style-name="P5"/>
      <text:p text:style-name="P5"/>
      <text:p text:style-name="P3"/>
      <text:p text:style-name="P2"><text:span text:style-name="T2">8.-Número de factures que <text:s/>tenen el mateix descompte que les seves línies</text:span></text:p>
      <text:p text:style-name="P5"/>
      <text:p text:style-name="P5"/>
      <text:p text:style-name="P5"/>
      <text:p text:style-name="P5"/>
      <text:p text:style-name="P2"><text:span text:style-name="T4"><text:s/>solucio_exercici</text:span></text:p>
      <text:p text:style-name="P2"><text:span text:style-name="T4">------------------</text:span></text:p>
      <text:p text:style-name="P2"><text:span text:style-name="T4"><text:s text:c="10"/><text:tab/>154</text:span></text:p>
      <text:p text:style-name="P2"><text:span text:style-name="T4">(1 fila)</text:span></text:p>
      <text:p text:style-name="P5"/>
      <text:p text:style-name="P5"/>
      <text:p text:style-name="P3"/>
      <text:p text:style-name="P2"><text:span text:style-name="T2">9.- En quins pobles viuen aquells clients dels que no tinc codi postal ?</text:span></text:p>
      <text:p text:style-name="P3"/>
      <text:p text:style-name="P2"><text:span text:style-name="T2"><text:s text:c="3"/></text:span></text:p>
      <text:p text:style-name="P5"><text:soft-page-break/></text:p>
      <text:p text:style-name="P2"><text:span text:style-name="T4"><text:s text:c="8"/><text:tab/>nombre <text:s text:c="7"/><text:tab/>| <text:s text:c="2"/>nombre <text:s text:c="2"/></text:span></text:p>
      <text:p text:style-name="P2"><text:span text:style-name="T4">------------------------------+------------</text:span></text:p>
      <text:p text:style-name="P2"><text:span text:style-name="T4"><text:s/>MIRAVET SALA, MARIA MERCEDES | VILLARREAL</text:span></text:p>
      <text:p text:style-name="P2"><text:span text:style-name="T4"><text:s/>VILLALONGA SANCHIS, MILAGROS | VILLARREAL</text:span></text:p>
      <text:p text:style-name="P2"><text:span text:style-name="T4"><text:s/>MARTI MOLTO, CONCHITA <text:s text:c="3"/><text:tab/>| VILLARREAL</text:span></text:p>
      <text:p text:style-name="P2"><text:span text:style-name="T4"><text:s/>CHALER SORIANO, MANUEL DIEGO | VILLARREAL</text:span></text:p>
      <text:p text:style-name="P2"><text:span text:style-name="T4"><text:s/>RINCON VERNIA, DAVID <text:s text:c="4"/><text:tab/>| CASTELLON</text:span></text:p>
      <text:p text:style-name="P2"><text:span text:style-name="T4"><text:s/>LOPEZ RINCON, LUIS MIGUEL<text:tab/>| BURRIANA</text:span></text:p>
      <text:p text:style-name="P2"><text:span text:style-name="T4"><text:s/>LOPEZ GUITART, XAVIER <text:s text:c="3"/><text:tab/>| BURRIANA</text:span></text:p>
      <text:p text:style-name="P2"><text:span text:style-name="T4"><text:s/>AZNAR MONFERRER, ADRIAN <text:s/><text:tab/>| NULES</text:span></text:p>
      <text:p text:style-name="P2"><text:span text:style-name="T4">(8 filas)</text:span></text:p>
      <text:p text:style-name="P5"/>
      <text:p text:style-name="P5"/>
      <text:p text:style-name="P3"/>
      <text:p text:style-name="P2"><text:span text:style-name="T2">10.-En quines províncies viuen aquells clients dels que no tinc codi postal ?</text:span></text:p>
      <text:p text:style-name="P5"/>
      <text:p text:style-name="P5"/>
      <text:p text:style-name="P2"><text:span text:style-name="T4"><text:s text:c="2"/>nombre <text:s text:c="2"/></text:span></text:p>
      <text:p text:style-name="P2"><text:span text:style-name="T4">-----------</text:span></text:p>
      <text:p text:style-name="P2"><text:span text:style-name="T4"><text:s/>CASTELLON</text:span></text:p>
      <text:p text:style-name="P2"><text:soft-page-break/><text:span text:style-name="T4">(1 fila)</text:span></text:p>
      <text:p text:style-name="P5"/>
      <text:p text:style-name="P5"/>
      <text:p text:style-name="P3"/>
      <text:p text:style-name="P2"><text:span text:style-name="T2">11.-Nom i direcció dels clients de balears</text:span></text:p>
      <text:p text:style-name="P3"/>
      <text:p text:style-name="P2"><text:span text:style-name="T2"><text:s text:c="3"/></text:span></text:p>
      <text:p text:style-name="P5"/>
      <text:p text:style-name="P2"><text:span text:style-name="T4"><text:s text:c="9"/><text:tab/>nombre <text:s text:c="9"/><text:tab/>| <text:s text:c="8"/><text:tab/>direccion <text:s text:c="8"/><text:tab/> </text:span></text:p>
      <text:p text:style-name="P2"><text:span text:style-name="T4">---------------------------------+------------------------------------</text:span></text:p>
      <text:p text:style-name="P2"><text:span text:style-name="T4"><text:s/>ATIENZA CASADO, RAMON FRANCISCO | FALCO, 60-17</text:span></text:p>
      <text:p text:style-name="P2"><text:span text:style-name="T4"><text:s/>CEPRIA AGOST, FERNANDO LUIS <text:tab/>| ERMITA, 75</text:span></text:p>
      <text:p text:style-name="P2"><text:span text:style-name="T4"><text:s/>DOMENECH FLORES, RAMON <text:s text:c="5"/><text:tab/>| GENERAL MARTINEZ CAMPOS, 172-7</text:span></text:p>
      <text:p text:style-name="P2"><text:span text:style-name="T4"><text:s/>FUENTES VILLALONGA, MARIA <text:s text:c="2"/><text:tab/>| MEDITERRANEO, 91</text:span></text:p>
      <text:p text:style-name="P2"><text:span text:style-name="T4"><text:s/>LLEO GUAITA, MARCOS <text:s text:c="8"/><text:tab/>| CAMINO DONACION, 144-3</text:span></text:p>
      <text:p text:style-name="P2"><text:span text:style-name="T4"><text:s/>MARIN RAMIREZ, SERGIO VICENTE <text:s text:c="2"/>| FERNANDO EL CATOLICO, 6</text:span></text:p>
      <text:p text:style-name="P2"><text:span text:style-name="T4"><text:s/>NEBOT VITAL, SERGIO MOISES <text:s/><text:tab/>| LUIS MADRE LLOP, 4-19</text:span></text:p>
      <text:p text:style-name="P2"><text:span text:style-name="T4"><text:s/>ROBRES FRANCO, VICENTE IGNACIO <text:s/>| VALL DE UXO, 179</text:span></text:p>
      <text:p text:style-name="P2"><text:span text:style-name="T4"><text:s/>RODRIGUEZ HERNANDEZ, CESAR <text:s/><text:tab/>| GENERAL MARTINEZ CAMPOS, 119</text:span></text:p>
      <text:p text:style-name="P2"><text:span text:style-name="T4"><text:s/>SABORIT DOMENECH, ELENA <text:s text:c="4"/><text:tab/>| FERRANDIS SALVADOR PALMERAS, 124-6</text:span></text:p>
      <text:p text:style-name="P2"><text:span text:style-name="T4"><text:s/>SERRET JOVER, JOSE <text:s text:c="9"/><text:tab/>| ENMEDIO, 110</text:span></text:p>
      <text:p text:style-name="P2"><text:soft-page-break/><text:span text:style-name="T4">(11 filas)</text:span></text:p>
      <text:p text:style-name="P5"/>
      <text:p text:style-name="P5"/>
      <text:p text:style-name="P3"/>
      <text:p text:style-name="P3"/>
      <text:p text:style-name="P2"><text:span text:style-name="T2">12 .- Quins productes venuts no han augmentat el seu preu des de 2004 ? (el preu de venta esta a linias_fac i el actual a productes)</text:span></text:p>
      <text:p text:style-name="P5"/>
      <text:p text:style-name="P5"/>
      <text:p text:style-name="P5"/>
      <text:p text:style-name="P5"/>
      <text:p text:style-name="P2"><text:span text:style-name="T4">620 amb codi d’articles,sense repetits, 591 filas sense repetits amb la descripció </text:span><text:span text:style-name="T2">(1180 filas amb repetits)</text:span></text:p>
      <text:p text:style-name="P3"/>
      <text:p text:style-name="P2"><text:span text:style-name="T2">13.- Crea el organigrama de l'empresa, és a dir, <text:s/>nom de qui dirigeix a quin venedor, volem el nom de tots 2, empleat i </text:span><text:span text:style-name="T4">jefe</text:span></text:p>
      <text:p text:style-name="P5"/>
      <text:p text:style-name="P5"/>
      <text:p text:style-name="P5"/>
      <text:p text:style-name="P5"/>
      <text:p text:style-name="P2"><text:span text:style-name="T4"><text:s text:c="7"/><text:tab/>empleado <text:s text:c="6"/><text:tab/>| <text:s text:c="5"/><text:tab/>Jefe <text:s text:c="3"/><text:tab/> </text:span></text:p>
      <text:p text:style-name="P2"><text:span text:style-name="T4">------------------------------+-----------------------------</text:span></text:p>
      <text:p text:style-name="P2"><text:span text:style-name="T4"><text:s/>DANIEL MIRALLES, SERGIO <text:s/><text:tab/>| POY OMELLA, PALOMA</text:span></text:p>
      <text:p text:style-name="P2"><text:span text:style-name="T4"><text:s/>ROCA FAURA, ANTONIO DIEGO<text:tab/>| POY OMELLA, PALOMA</text:span></text:p>
      <text:p text:style-name="P2"><text:soft-page-break/><text:span text:style-name="T4"><text:s/>GUILLEN VILLALONGA, NATALIA <text:s/>| POY OMELLA, PALOMA</text:span></text:p>
      <text:p text:style-name="P2"><text:span text:style-name="T4"><text:s/>VALERO GARCIA, TERESA <text:s text:c="3"/><text:tab/>| DANIEL MIRALLES, SERGIO</text:span></text:p>
      <text:p text:style-name="P2"><text:span text:style-name="T4"><text:s/>CORBATO CARUANA, JOSE JUSTO <text:s/>| DANIEL MIRALLES, SERGIO</text:span></text:p>
      <text:p text:style-name="P2"><text:span text:style-name="T4"><text:s/>PEREZ CEBRIA, IGNACIO DIEGO <text:s/>| ROCA FAURA, ANTONIO DIEGO</text:span></text:p>
      <text:p text:style-name="P2"><text:span text:style-name="T4"><text:s/>VIDAL DIEZ, JOSE <text:s text:c="8"/><text:tab/>| ROCA FAURA, ANTONIO DIEGO</text:span></text:p>
      <text:p text:style-name="P2"><text:span text:style-name="T4"><text:s/>AGOST TIRADO, JORGE VICTOR <text:s text:c="2"/>| GUILLEN VILLALONGA, NATALIA</text:span></text:p>
      <text:p text:style-name="P2"><text:span text:style-name="T4"><text:s/>RUBERT CANO, DIEGO GUILLERMO | GUILLEN VILLALONGA, NATALIA</text:span></text:p>
      <text:p text:style-name="P2"><text:span text:style-name="T4">(9 filas)</text:span></text:p>
      <text:p text:style-name="P5"/>
      <text:p text:style-name="P5"/>
      <text:p text:style-name="P3"/>
      <text:p text:style-name="P3"/>
      <text:p text:style-name="P2"><text:span text:style-name="T2">14.- <text:s/>A quins clients hem aplicat un 50% de dto. en les seves factures ?</text:span></text:p>
      <text:p text:style-name="P5"/>
      <text:p text:style-name="P5"/>
      <text:p text:style-name="P2"><text:span text:style-name="T2">(</text:span><text:span text:style-name="T4">67</text:span><text:span text:style-name="T2"> filas)</text:span></text:p>
      <text:p text:style-name="P3"/>
      <text:p text:style-name="P2"><text:span text:style-name="T2">15.- <text:s/>Descripció dels productes venuts a clients de la província de “Castellon”</text:span></text:p>
      <text:p text:style-name="P5"/>
      <text:p text:style-name="P5"/>
      <text:p text:style-name="P2"><text:span text:style-name="T2">(</text:span><text:span text:style-name="T4">718</text:span><text:span text:style-name="T2"> filas)</text:span></text:p>
      <text:p text:style-name="P3"><text:soft-page-break/></text:p>
      <text:p text:style-name="P2"><text:span text:style-name="T3">16.-Províncies en les que no tinc clients.</text:span></text:p>
      <text:p text:style-name="P5"/>
      <text:p text:style-name="P5"/>
      <text:p text:style-name="P5"/>
      <text:p text:style-name="P2"><text:span text:style-name="T4"><text:s text:c="3"/>nombre <text:s text:c="3"/></text:span></text:p>
      <text:p text:style-name="P2"><text:span text:style-name="T4">-------------</text:span></text:p>
      <text:p text:style-name="P2"><text:span text:style-name="T4"><text:s/>EXTRANJERO</text:span></text:p>
      <text:p text:style-name="P2"><text:span text:style-name="T4"><text:s/>BADAJOZ</text:span></text:p>
      <text:p text:style-name="P2"><text:span text:style-name="T4"><text:s/>HUESCA</text:span></text:p>
      <text:p text:style-name="P2"><text:span text:style-name="T4"><text:s/>TOLEDO</text:span></text:p>
      <text:p text:style-name="P2"><text:span text:style-name="T4"><text:s/>GERONA</text:span></text:p>
      <text:p text:style-name="P2"><text:span text:style-name="T4"><text:s/>MURCIA</text:span></text:p>
      <text:p text:style-name="P2"><text:span text:style-name="T4"><text:s/>MELILLA</text:span></text:p>
      <text:p text:style-name="P2"><text:span text:style-name="T4"><text:s/>VIZCAYA</text:span></text:p>
      <text:p text:style-name="P2"><text:span text:style-name="T4"><text:s/>VALLADOLID</text:span></text:p>
      <text:p text:style-name="P2"><text:span text:style-name="T4"><text:s/>LUGO</text:span></text:p>
      <text:p text:style-name="P2"><text:span text:style-name="T4"><text:s/>ALAVA</text:span></text:p>
      <text:p text:style-name="P2"><text:span text:style-name="T4"><text:s/>ZAMORA</text:span></text:p>
      <text:p text:style-name="P2"><text:span text:style-name="T4"><text:s/>CIUDAD REAL</text:span></text:p>
      <text:p text:style-name="P2"><text:span text:style-name="T4"><text:s/>MALAGA</text:span></text:p>
      <text:p text:style-name="P2"><text:soft-page-break/><text:span text:style-name="T4">(14 filas)</text:span></text:p>
      <text:p text:style-name="P6"/>
      <text:p text:style-name="P5"/>
      <text:p text:style-name="P5"/>
      <text:p text:style-name="P2"><text:span text:style-name="T2">17.- Pobles on viuen els jefes dels empleats</text:span></text:p>
      <text:p text:style-name="P5"/>
      <text:p text:style-name="P5"/>
      <text:p text:style-name="P2"><text:span text:style-name="T4"><text:s text:c="2"/><text:tab/>nombre <text:s/><text:tab/> </text:span></text:p>
      <text:p text:style-name="P2"><text:span text:style-name="T4">-------------------</text:span></text:p>
      <text:p text:style-name="P2"><text:span text:style-name="T4"><text:s/>ALARO</text:span></text:p>
      <text:p text:style-name="P2"><text:span text:style-name="T4"><text:s/>LAGUNA DE CAMEROS</text:span></text:p>
      <text:p text:style-name="P2"><text:span text:style-name="T4"><text:s/>SACEDA-TRASIERRA</text:span></text:p>
      <text:p text:style-name="P2"><text:span text:style-name="T4"><text:s/>VIVER</text:span></text:p>
      <text:p text:style-name="P2"><text:span text:style-name="T4">(4 filas)</text:span></text:p>
      <text:p text:style-name="P5"/>
      <text:p text:style-name="P5"/>
      <text:p text:style-name="P5"/>
      <text:p text:style-name="P5"/>
      <text:p text:style-name="Standard"><text:span text:style-name="T4">18 A quins clients han venut els jefes d'empleats</text:span></text:p>
      <text:p text:style-name="Standard"><text:span text:style-name="T4">(104 filas)</text:span></text:p>
      <text:p text:style-name="P5"/>
      <text:p text:style-name="P2"><text:soft-page-break/><text:span text:style-name="T2">1</text:span><text:span text:style-name="T4">9</text:span><text:span text:style-name="T2">.- Pobles de l’estranger. (província)</text:span></text:p>
      <text:p text:style-name="P5"/>
      <text:p text:style-name="P2"><text:span text:style-name="T4"><text:s/>nombre</text:span></text:p>
      <text:p text:style-name="P2"><text:span text:style-name="T4">--------</text:span></text:p>
      <text:p text:style-name="P2"><text:span text:style-name="T4">(0 filas)</text:span></text:p>
      <text:p text:style-name="P5"/>
      <text:p text:style-name="P5"/>
      <text:p text:style-name="P3"/>
      <text:p text:style-name="P2"><text:span text:style-name="T4">20</text:span><text:span text:style-name="T2">.- Hi ha clients als que </text:span><text:span text:style-name="T4">compren</text:span><text:span text:style-name="T2"> en negre, sense iva. Quins son i com es diuen?</text:span></text:p>
      <text:p text:style-name="P5"/>
      <text:p text:style-name="P5"/>
      <text:p text:style-name="P5"/>
      <text:p text:style-name="P2"><text:span text:style-name="T2">(9</text:span><text:span text:style-name="T4">8</text:span><text:span text:style-name="T2"> filas)</text:span></text:p>
      <text:p text:style-name="P3"/>
      <text:p text:style-name="P2"><text:span text:style-name="T2">2</text:span><text:span text:style-name="T4">1</text:span><text:span text:style-name="T2">.- <text:s/>Quins productes s'han venut en cada província ?</text:span></text:p>
      <text:p text:style-name="P5"/>
      <text:p text:style-name="P5"/>
      <text:p text:style-name="P5"/>
      <text:p text:style-name="P5"/>
      <text:p text:style-name="P2"><text:span text:style-name="T2">(</text:span><text:span text:style-name="T4">3715</text:span><text:span text:style-name="T2"> filas)</text:span></text:p>
      <text:p text:style-name="P5"/>
      <text:p text:style-name="Standard"><text:soft-page-break/><text:span text:style-name="T4">22. Mostra TOTS els venedors(10) i la regió de la seva oficina.</text:span></text:p>
      <text:p text:style-name="P1"/>
      <text:p text:style-name="Standard"><text:span text:style-name="T4">--------------------+--------</text:span></text:p>
      <text:p text:style-name="Standard"><text:span text:style-name="T4"><text:s/>DANIEL MIRALLES, SERGIO <text:s/><text:tab/>| ESTE</text:span></text:p>
      <text:p text:style-name="Standard"><text:span text:style-name="T4"><text:s/>ROCA FAURA, ANTONIO DIEGO<text:tab/>| NORTE</text:span></text:p>
      <text:p text:style-name="Standard"><text:span text:style-name="T4"><text:s/>GUILLEN VILLALONGA, NATALIA <text:s/>| ESTE</text:span></text:p>
      <text:p text:style-name="Standard"><text:span text:style-name="T4"><text:s/>VALERO GARCIA, TERESA <text:s text:c="3"/><text:tab/>| SUD</text:span></text:p>
      <text:p text:style-name="Standard"><text:span text:style-name="T4"><text:s/>CORBATO CARUANA, JOSE JUSTO <text:s/>| SUD</text:span></text:p>
      <text:p text:style-name="Standard"><text:span text:style-name="T4"><text:s/>PEREZ CEBRIA, IGNACIO DIEGO <text:s/>| NORTE</text:span></text:p>
      <text:p text:style-name="Standard"><text:span text:style-name="T4"><text:s/>VIDAL DIEZ, JOSE <text:s text:c="8"/><text:tab/>| NULL</text:span></text:p>
      <text:p text:style-name="Standard"><text:span text:style-name="T4"><text:s/>AGOST TIRADO, JORGE VICTOR <text:s text:c="2"/>| ESTE</text:span></text:p>
      <text:p text:style-name="Standard"><text:span text:style-name="T4"><text:s/>RUBERT CANO, DIEGO GUILLERMO | NORTE</text:span></text:p>
      <text:p text:style-name="Standard"><text:span text:style-name="T4"><text:s/>POY OMELLA, PALOMA <text:s text:c="6"/><text:tab/>| SUD</text:span></text:p>
      <text:p text:style-name="Standard"><text:span text:style-name="T4">(10 rows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45" meta:word-count="678" meta:character-count="4511" meta:non-whitespace-character-count="3642"/>
    <meta:generator>LibreOfficeDev/6.0.5.2$Linux_X86_64 LibreOffice_project/</meta:generator>
  </office:meta>
</office:document-meta>
</file>